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text-properties style:font-name="Arial" fo:font-size="10pt" style:font-name-asian="Arial" style:font-size-asian="10pt" style:font-name-complex="Arial"/>
    </style:style>
    <style:style style:name="P17" style:family="paragraph" style:parent-style-name="Standard" style:list-style-name="L1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Standard" style:list-style-name="L2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19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FFIDAVIT OF SERVICE</text:p>
      <text:p text:style-name="P4"/>
      <text:p text:style-name="P12"/>
      <text:p text:style-name="P10">FEDERAL COURT OF APPEAL</text:p>
      <text:p text:style-name="Standard"/>
      <text:p text:style-name="P1">BETWEEN:</text:p>
      <text:p text:style-name="P12"/>
      <text:p text:style-name="P10">Radu Hociung</text:p>
      <text:p text:style-name="P8">Appellant</text:p>
      <text:p text:style-name="P12"/>
      <text:p text:style-name="P9">and</text:p>
      <text:p text:style-name="P12"/>
      <text:p text:style-name="P10">Minister of Public Safety and Emergency Preparedness</text:p>
      <text:p text:style-name="P5">Respondent</text:p>
      <text:p text:style-name="P4"/>
      <text:p text:style-name="P4">AFFIDAVIT OF SERVICE</text:p>
      <text:p text:style-name="P13"/>
      <text:p text:style-name="P6"/>
      <text:p text:style-name="P6"><text:tab/>I, Radu Hociung, of the Solidaridad in the Quintana Roo state of Mexico, SWEAR THAT:</text:p>
      <text:p text:style-name="P6"/>
      <text:list xml:id="list2813387681774953230" text:style-name="L1">
        <text:list-item>
          <text:p text:style-name="P17">I served the Minister <text:s/>Minister of Public Safety and Emergency Preparedness with Appeal Books by sending a copy by FedEx, a courier, to Eric Peterson, solicitor for the Respondent at the Department of Justice, The Exchange Tower, 130 King Street West, Suite 3400 Box 36, Toronto Ontario M5X 1K6.</text:p>
        </text:list-item>
        <text:list-item>
          <text:p text:style-name="P17">The Appeal Book was given to the courier on 21 September, 2018. It was delivered on Sept 27, 2018.</text:p>
        </text:list-item>
        <text:list-item>
          <text:p text:style-name="P17">I served the Minister of Public Safety and Emergency Preparedness with a Memorandum of Fact and Law by sending a copy by fax on October 26th, 2018 to Eric Peterson, solicitor for the Respondent, at (416) 973-5004.</text:p>
        </text:list-item>
      </text:list>
      <text:p text:style-name="P7"/>
      <text:p text:style-name="P3">_____________________________</text:p>
      <text:p text:style-name="P3">Radu Hociung</text:p>
      <text:p text:style-name="P3"/>
      <text:p text:style-name="P3"/>
      <text:p text:style-name="P3">Sworn before me at the City of Panajachel, in the Solola Department of Guatemala on November 2nd, 2018.</text:p>
      <text:p text:style-name="P3"/>
      <text:p text:style-name="P3"/>
      <text:p text:style-name="P3"/>
      <text:p text:style-name="P3">______________________________________</text:p>
      <text:p text:style-name="P3"/>
      <text:p text:style-name="P3">Commissioner for Taking Affidavits</text:p>
      <text:p text:style-name="P3">(or as the case may be)</text:p>
      <text:p text:style-name="P3"/>
      <text:p text:style-name="P15">ACUERDO DE SERVICIO</text:p>
      <text:p text:style-name="P4"/>
      <text:p text:style-name="P5">T-1450-15</text:p>
      <text:p text:style-name="P2"/>
      <text:p text:style-name="P12"/>
      <text:p text:style-name="P10">CORTE FEDERAL DE APELACION</text:p>
      <text:p text:style-name="Standard"/>
      <text:p text:style-name="Standard"/>
      <text:p text:style-name="P1">ENTRE:</text:p>
      <text:p text:style-name="P12"/>
      <text:p text:style-name="P10">Radu Hociung</text:p>
      <text:p text:style-name="P8">Apelante</text:p>
      <text:p text:style-name="P12"/>
      <text:p text:style-name="P9">y</text:p>
      <text:p text:style-name="P12"/>
      <text:p text:style-name="P10">Ministro de Seguridad Pública y Preparación para Emergencias</text:p>
      <text:p text:style-name="P5">Demandado</text:p>
      <text:p text:style-name="P4"/>
      <text:p text:style-name="P11">ACUERDO DE SERVICIO</text:p>
      <text:p text:style-name="P13"/>
      <text:p text:style-name="P6"/>
      <text:p text:style-name="P6"><text:tab/>Yo, Radu Hociung, de de Solidaridad en el estado de Quintana Roo de México, JURO QUE:</text:p>
      <text:p text:style-name="P6"/>
      <text:list xml:id="list7555164465761578013" text:style-name="L2">
        <text:list-item>
          <text:p text:style-name="P18">Serví al Ministro Ministro de Seguridad Pública y Preparación para Emergencias con los Libros de Apelación enviando una copia de FedEx, un correo, a Eric Peterson, abogado del Demandado del Departamento de Justicia, The Exchange Tower, 130 King Street West, Suite 3400 Box 36, Toronto Ontario M5X 1K6.</text:p>
        </text:list-item>
        <text:list-item>
          <text:p text:style-name="P18">El 21 de septiembre de 2018 se entregó el libro de apelaciones al correo. Se entregó el 27 de septiembre de 2018.</text:p>
        </text:list-item>
        <text:list-item>
          <text:p text:style-name="P18">Serví al Ministro de Seguridad Pública y Preparación para Emergencias con un Memorando de Hecho y Ley, enviando una copia por fax el 26 de octubre de 2018 a Eric Peterson, abogado de la Demandada, al (416) 973-5004.</text:p>
        </text:list-item>
      </text:list>
      <text:p text:style-name="P3"/>
      <text:p text:style-name="P3"/>
      <text:p text:style-name="P3"/>
      <text:p text:style-name="P3"/>
      <text:p text:style-name="P3">_____________________________</text:p>
      <text:p text:style-name="P3">Radu Hociung</text:p>
      <text:p text:style-name="P3"/>
      <text:p text:style-name="P3">Jurado ante mí en la Ciudad de Panajachel en el Departamento de Solola de Guatemala el 2 de novembre de 2018.</text:p>
      <text:p text:style-name="P3"/>
      <text:p text:style-name="P3"/>
      <text:p text:style-name="P3"/>
      <text:p text:style-name="P3"/>
      <text:p text:style-name="P3">______________________________________</text:p>
      <text:p text:style-name="P3">Comisionado para la Entrega de Declaraciones Juradas</text:p>
      <text:p text:style-name="P3">(O según sea el caso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8-10-30T11:02:40.79</dc:date>
    <meta:generator>OpenOffice/4.0.1$Win32 OpenOffice.org_project/401m5$Build-9714</meta:generator>
    <meta:editing-duration>PT4H15M38S</meta:editing-duration>
    <meta:editing-cycles>18</meta:editing-cycles>
    <meta:document-statistic meta:table-count="0" meta:image-count="0" meta:object-count="0" meta:page-count="2" meta:paragraph-count="39" meta:word-count="367" meta:character-count="2238"/>
  </office:meta>
</office:document-meta>
</file>